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urier New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ac0e6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ac0e6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ac0e6" style:font-style-asian="italic" style:font-style-complex="italic"/>
    </style:style>
    <style:style style:name="T12" style:family="text">
      <style:text-properties fo:font-style="italic" officeooo:rsid="007c9f84" style:font-style-asian="italic" style:font-style-complex="italic"/>
    </style:style>
    <style:style style:name="T13" style:family="text">
      <style:text-properties officeooo:rsid="007c9f84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 console.*;<text:line-break/><text:line-break/>public class ZahlenListe<text:line-break/>{<text:line-break/> <text:s text:c="2"/>private List&lt;Integer&gt; zl; <text:s text:c="3"/><text:line-break/><text:line-break/> <text:s text:c="2"/>public ZahlenListe()<text:line-break/> <text:s text:c="2"/>{<text:line-break/> <text:s text:c="5"/>zl = new List();<text:line-break/> <text:s text:c="2"/>}<text:line-break/><text:line-break/><text:span text:style-name="T10"> <text:s text:c="2"/>/*<text:line-break/> <text:s text:c="3"/>* Füllt die Liste mit den Werten der Fibonacci-Folge.<text:line-break/> <text:s text:c="3"/>* </text:span><text:span text:style-name="T12">pLä</text:span><text:span text:style-name="T10">nge &lt;= 46 (da Integer keine größeren Werte speicher</text:span><text:span text:style-name="T11">t)</text:span><text:span text:style-name="T10"><text:line-break/> <text:s text:c="3"/>*/<text:line-break/></text:span> <text:s text:c="2"/>public void fibonacci(int <text:span text:style-name="T13">pLä</text:span>nge)<text:line-break/> <text:s text:c="2"/>{<text:line-break/> <text:s text:c="5"/>int i, a1, a2, a3;<text:line-break/> <text:s text:c="5"/>a1 = 1;<text:line-break/> <text:s text:c="5"/>a2 = 1;<text:line-break/> <text:s text:c="5"/>zl.append(a1);<text:line-break/> <text:s text:c="5"/>zl.append(a2);<text:line-break/> <text:s text:c="5"/>for (i = 2; i &lt; <text:span text:style-name="T13">pLä</text:span>nge; i++)<text:line-break/> <text:s text:c="5"/>{<text:line-break/> <text:s text:c="8"/>a3 = a1 + a2;<text:line-break/> <text:s text:c="8"/>zl.append(a3);<text:line-break/> <text:s text:c="8"/>a1 = a2;<text:line-break/> <text:s text:c="8"/>a2 = a3;<text:line-break/> <text:s text:c="5"/>}<text:line-break/> <text:s text:c="2"/>}<text:line-break/><text:line-break/> <text:s text:c="2"/>public void ausgabe()<text:line-break/> <text:s text:c="2"/>{<text:line-break/> <text:s text:c="5"/>int i = 1;<text:line-break/> <text:s text:c="5"/>zl.toFirst();<text:line-break/> <text:s text:c="5"/>while (zl.hasAccess())<text:line-break/> <text:s text:c="5"/>{<text:line-break/> <text:s text:c="8"/>Console.println(i + ": " + zl.getContent());<text:line-break/> <text:s text:c="8"/>zl.next();<text:line-break/> <text:s text:c="8"/>i++;<text:line-break/> <text:s text:c="5"/>}<text:line-break/> <text:s text:c="2"/>}<text:line-break/> <text:s text:c="3"/><text:line-break/> <text:s text:c="2"/>public void main()<text:line-break/> <text:s text:c="2"/>{<text:line-break/> <text:s text:c="5"/>Console.clear();<text:line-break/> <text:s text:c="5"/>fibonacci(40);<text:line-break/> <text:s text:c="5"/>ausgabe();<text:line-break/> <text:s text:c="2"/>}<text:line-break/>}</text:p>
      <text:p text:style-name="P5"><draw:frame text:anchor-type="paragraph" draw:z-index="0" draw:name="Form1" draw:style-name="gr1" draw:text-style-name="P7" svg:width="1.795cm" svg:height="0.63cm" svg:x="15.196cm" svg:y="0.305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9">Juli</text:span><text:span text:style-name="T8"> 202</text:span><text:span text:style-name="T9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ac0e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16361153200">
            <table:table-cell table:style-name="Tabelle1.A1" office:value-type="string">
              <text:p text:style-name="MP1"><text:span text:style-name="MT1">Wrapper-Klassen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2-14T22:32:53.554000000</dc:date>
    <meta:editing-duration>PT9H31M26S</meta:editing-duration>
    <meta:editing-cycles>90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5" meta:word-count="127" meta:character-count="987" meta:non-whitespace-character-count="630"/>
  </office:meta>
</office:document-meta>
</file>